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99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2.678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1.889cm"/>
    </style:style>
    <style:style style:name="gr8" style:family="graphic" style:parent-style-name="standard">
      <style:graphic-properties draw:textarea-horizontal-align="justify" draw:textarea-vertical-align="middle" draw:auto-grow-height="false" fo:min-height="1.469cm" fo:min-width="2.87cm"/>
    </style:style>
    <style:style style:name="gr9" style:family="graphic" style:parent-style-name="standard">
      <style:graphic-properties draw:textarea-horizontal-align="justify" draw:textarea-vertical-align="middle" draw:auto-grow-height="false" fo:min-height="1.469cm" fo:min-width="5.664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0.43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83cm" fo:min-width="0.516cm"/>
    </style:style>
    <style:style style:name="gr13" style:family="graphic" style:parent-style-name="standard">
      <style:graphic-properties draw:textarea-horizontal-align="justify" draw:textarea-vertical-align="middle" draw:auto-grow-height="false" fo:min-height="1.469cm" fo:min-width="4.227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5.953cm" svg:y="2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51cm" svg:height="0.889cm" svg:x="5.572cm" svg:y="1.889cm">
          <draw:text-box>
            <text:p><text:span text:style-name="T1">Start</text:span></text:p>
          </draw:text-box>
        </draw:frame>
        <draw:line draw:style-name="gr3" draw:text-style-name="P1" draw:layer="layout" svg:x1="8.993cm" svg:y1="3.921cm" svg:x2="8.993cm" svg:y2="4.81cm">
          <text:p/>
        </draw:line>
        <draw:custom-shape draw:style-name="gr4" draw:text-style-name="P3" draw:layer="layout" svg:width="3.302cm" svg:height="1.27cm" svg:x="7.604cm" svg:y="2.651cm">
          <text:p text:style-name="P1"><text:span text:style-name="T2">Edit 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715cm" svg:y1="3.286cm" svg:x2="7.604cm" svg:y2="3.286cm">
          <text:p/>
        </draw:line>
        <draw:frame draw:style-name="gr5" draw:text-style-name="P2" draw:layer="layout" svg:width="7.874cm" svg:height="1.673cm" svg:x="1.308cm" svg:y="9.917cm">
          <draw:text-box>
            <text:p><text:span text:style-name="T1">[more hours than the schedule]</text:span></text:p>
          </draw:text-box>
        </draw:frame>
        <draw:frame draw:style-name="gr6" draw:layer="layout" svg:width="4.572cm" svg:height="1.016cm" svg:x="8.239cm" svg:y="21.955cm">
          <draw:text-box>
            <text:p>&lt;&lt;Browser&gt;&gt;</text:p>
          </draw:text-box>
        </draw:frame>
        <draw:frame draw:style-name="gr7" draw:text-style-name="P4" draw:layer="layout" svg:width="16.383cm" svg:height="2.139cm" svg:x="3.54cm" svg:y="23.753cm">
          <draw:text-box>
            <text:p><text:span text:style-name="T3">Process model of edit time</text:span></text:p>
          </draw:text-box>
        </draw:frame>
        <draw:line draw:style-name="gr3" draw:text-style-name="P1" draw:layer="layout" svg:x1="9.255cm" svg:y1="9.509cm" svg:x2="9.255cm" svg:y2="10.906cm">
          <text:p/>
        </draw:line>
        <draw:custom-shape draw:style-name="gr8" draw:text-style-name="P3" draw:layer="layout" svg:width="3.556cm" svg:height="1.905cm" svg:x="7.442cm" svg:y="4.81cm">
          <text:p text:style-name="P1"><text:span text:style-name="T2">Select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835cm" svg:y1="14.97cm" svg:x2="12.835cm" svg:y2="16.494cm">
          <text:p/>
        </draw:line>
        <draw:custom-shape draw:style-name="gr8" draw:text-style-name="P3" draw:layer="layout" svg:width="3.556cm" svg:height="1.905cm" svg:x="11.157cm" svg:y="16.494cm">
          <text:p text:style-name="P1"><text:span text:style-name="T2">Flag the 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835cm" svg:y1="18.399cm" svg:x2="12.835cm" svg:y2="19.923cm">
          <text:p/>
        </draw:line>
        <draw:custom-shape draw:style-name="gr9" draw:text-style-name="P3" draw:layer="layout" svg:width="6.35cm" svg:height="1.905cm" svg:x="11.322cm" svg:y="19.923cm">
          <text:p text:style-name="P1"><text:span text:style-name="T2">Change the time in the timeshe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324cm" svg:height="1.27cm" svg:x="5.399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68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1.322cm" svg:y1="20.939cm" svg:x2="5.861cm" svg:y2="20.939cm">
          <text:p/>
        </draw:line>
        <draw:line draw:style-name="gr3" draw:text-style-name="P1" draw:layer="layout" svg:x1="5.861cm" svg:y1="20.939cm" svg:x2="5.861cm" svg:y2="19.034cm">
          <text:p/>
        </draw:line>
        <draw:line draw:style-name="gr3" draw:text-style-name="P1" draw:layer="layout" svg:x1="9.028cm" svg:y1="6.715cm" svg:x2="9.028cm" svg:y2="7.604cm">
          <text:p/>
        </draw:line>
        <draw:custom-shape draw:style-name="gr8" draw:text-style-name="P3" draw:layer="layout" svg:width="3.556cm" svg:height="1.905cm" svg:x="7.477cm" svg:y="7.604cm">
          <text:p text:style-name="P1"><text:span text:style-name="T2">Select date and 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.032cm" svg:height="2.159cm" svg:x="8.239cm" svg:y="10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1" draw:layer="layout" svg:x1="8.239cm" svg:y1="11.949cm" svg:x2="6.461cm" svg:y2="11.949cm">
          <text:p/>
        </draw:line>
        <draw:line draw:style-name="gr3" draw:text-style-name="P1" draw:layer="layout" svg:x1="6.461cm" svg:y1="11.922cm" svg:x2="6.461cm" svg:y2="13.319cm">
          <text:p/>
        </draw:line>
        <draw:custom-shape draw:style-name="gr8" draw:text-style-name="P3" draw:layer="layout" svg:width="3.556cm" svg:height="1.905cm" svg:x="4.81cm" svg:y="13.319cm">
          <text:p text:style-name="P1"><text:span text:style-name="T2">Invalid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7.874cm" svg:height="1.673cm" svg:x="9.636cm" svg:y="9.89cm">
          <draw:text-box>
            <text:p><text:span text:style-name="T1">[less or equal the hours in the schedule]</text:span></text:p>
          </draw:text-box>
        </draw:frame>
        <draw:line draw:style-name="gr11" draw:text-style-name="P1" draw:layer="layout" svg:x1="12.049cm" svg:y1="11.949cm" svg:x2="10.271cm" svg:y2="11.949cm">
          <text:p/>
        </draw:line>
        <draw:line draw:style-name="gr3" draw:text-style-name="P1" draw:layer="layout" svg:x1="12.061cm" svg:y1="11.922cm" svg:x2="12.061cm" svg:y2="13.319cm">
          <text:p/>
        </draw:line>
        <draw:custom-shape draw:style-name="gr13" draw:text-style-name="P3" draw:layer="layout" svg:width="4.913cm" svg:height="1.905cm" svg:x="10.311cm" svg:y="13.319cm">
          <text:p text:style-name="P1"><text:span text:style-name="T2">Successful change the 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953cm" svg:y1="15.224cm" svg:x2="5.953cm" svg:y2="17.7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3:40:16.219000000</meta:creation-date>
    <dc:date>2016-11-29T21:30:16.270000000</dc:date>
    <meta:editing-duration>PT55M4S</meta:editing-duration>
    <meta:editing-cycles>5</meta:editing-cycles>
    <meta:generator>LibreOffice/4.3.5.2$Windows_x86 LibreOffice_project/3a87456aaa6a95c63eea1c1b3201acedf0751bd5</meta:generator>
    <meta:document-statistic meta:object-count="29"/>
  </office:meta>
</office:document-meta>
</file>